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83.06mm"/>
    </style:style>
    <style:style style:name="co3" style:family="table-column">
      <style:table-column-properties fo:break-before="auto" style:column-width="84.23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9.02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uropi_main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5</text:p>
          </table:table-cell>
          <table:table-cell office:value-type="string" calcext:value-type="string">
            <text:p>CP_Radial_D5.0mm_P2.0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1,C8,C10,C12,C13,C6,C9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3,D4,D5,D6</text:p>
          </table:table-cell>
          <table:table-cell office:value-type="string" calcext:value-type="string">
            <text:p>LED_D3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7,D8,D9,D10,D11,D12,D13,D14,D15,D16</text:p>
          </table:table-cell>
          <table:table-cell office:value-type="string" calcext:value-type="string">
            <text:p>D_SOD-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rorack1</text:p>
          </table:table-cell>
          <table:table-cell office:value-type="string" calcext:value-type="string">
            <text:p>IDC_Header_Straight_10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,J2,J3,J4,J5,J6,J7,J8,J16,J14,J13</text:p>
          </table:table-cell>
          <table:table-cell office:value-type="string" calcext:value-type="string">
            <text:p>Thonkico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onkicon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Raspberry_Pi_Zero_Socke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R2,R3,R4,R5,R6,R8,R1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7,R18,R19,R20,R27,R28,R40,R39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0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1,R22,R23,R24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5,R26,R4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m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9,R30,R4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PDT_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Rotary_encoder_sw_conc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Encoder_Switch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_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_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_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_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F8574A1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74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M_Lo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OSHW-Logo2_14.6x12mm_SilkScre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32,R31,R34,R33,R9,R10,R11,R7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7,R36,R35,R3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4,R16,R15,R1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A4130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413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,C7</text:p>
          </table:table-cell>
          <table:table-cell office:value-type="string" calcext:value-type="string">
            <text:p>tantalum_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antalum_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_TO2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1,J9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4_Odd_Eve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C857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857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3,P4,P6,P7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17,J19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18,J20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MSP2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3T18:24:59.416000000</dc:date>
    <meta:editing-duration>PT1M42S</meta:editing-duration>
    <meta:editing-cycles>1</meta:editing-cycles>
    <meta:document-statistic meta:table-count="1" meta:cell-count="183" meta:object-count="0"/>
    <meta:generator>LibreOffice/5.3.7.2$Windows_X86_64 LibreOffice_project/6b8ed514a9f8b44d37a1b96673cbbdd077e24059</meta:generator>
  </office:meta>
</office:document-meta>
</file>